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list-style-name="L1">
      <style:paragraph-properties fo:margin-left="0.508cm" fo:margin-right="0cm" fo:text-indent="0cm" style:auto-text-indent="false"/>
    </style:style>
    <style:style style:name="P2" style:family="paragraph" style:parent-style-name="Normal" style:list-style-name="L2">
      <style:paragraph-properties fo:margin-left="0.508cm" fo:margin-right="0cm" fo:text-indent="0cm" style:auto-text-indent="false"/>
    </style:style>
    <style:style style:name="P3" style:family="paragraph" style:parent-style-name="Normal" style:list-style-name="L3">
      <style:paragraph-properties fo:margin-left="0.508cm" fo:margin-right="0cm" fo:text-indent="0cm" style:auto-text-indent="false"/>
    </style:style>
    <style:style style:name="P4" style:family="paragraph" style:parent-style-name="Normal" style:list-style-name="L4">
      <style:paragraph-properties fo:margin-left="0.508cm" fo:margin-right="0cm" fo:text-indent="0cm" style:auto-text-indent="false"/>
    </style:style>
    <style:style style:name="P5" style:family="paragraph" style:parent-style-name="Normal" style:list-style-name="L5">
      <style:paragraph-properties fo:margin-left="0.508cm" fo:margin-right="0cm" fo:text-indent="0cm" style:auto-text-indent="false"/>
    </style:style>
    <style:style style:name="P6" style:family="paragraph" style:parent-style-name="Normal" style:list-style-name="L6">
      <style:paragraph-properties fo:margin-left="0.508cm" fo:margin-right="0cm" fo:text-indent="0cm" style:auto-text-indent="false"/>
    </style:style>
    <style:style style:name="P7" style:family="paragraph" style:parent-style-name="Normal" style:list-style-name="L7">
      <style:paragraph-properties fo:margin-left="0.508cm" fo:margin-right="0cm" fo:text-indent="0cm" style:auto-text-indent="false"/>
    </style:style>
    <style:style style:name="P8" style:family="paragraph" style:parent-style-name="Normal" style:list-style-name="L8">
      <style:paragraph-properties fo:margin-left="0.508cm" fo:margin-right="0cm" fo:text-indent="0cm" style:auto-text-indent="false"/>
    </style:style>
    <style:style style:name="P9" style:family="paragraph" style:parent-style-name="Normal" style:list-style-name="L9">
      <style:paragraph-properties fo:margin-left="0.508cm" fo:margin-right="0cm" fo:text-indent="0cm" style:auto-text-indent="false"/>
    </style:style>
    <style:style style:name="P10" style:family="paragraph" style:parent-style-name="Normal" style:list-style-name="L10">
      <style:paragraph-properties fo:margin-left="0.508cm" fo:margin-right="0cm" fo:text-indent="0cm" style:auto-text-indent="false"/>
    </style:style>
    <style:style style:name="P11" style:family="paragraph" style:parent-style-name="Normal" style:list-style-name="L11">
      <style:paragraph-properties fo:margin-left="0.508cm" fo:margin-right="0cm" fo:text-indent="0cm" style:auto-text-indent="false"/>
    </style:style>
    <style:style style:name="P12" style:family="paragraph" style:parent-style-name="Normal" style:list-style-name="L12">
      <style:paragraph-properties fo:margin-left="0.508cm" fo:margin-right="0cm" fo:text-indent="0cm" style:auto-text-indent="false"/>
    </style:style>
    <style:style style:name="P13" style:family="paragraph" style:parent-style-name="Normal" style:list-style-name="L13">
      <style:paragraph-properties fo:margin-left="0.508cm" fo:margin-right="0cm" fo:text-indent="0cm" style:auto-text-indent="false"/>
    </style:style>
    <style:style style:name="P14" style:family="paragraph" style:parent-style-name="Normal" style:list-style-name="L14">
      <style:paragraph-properties fo:margin-left="0.508cm" fo:margin-right="0cm" fo:text-indent="0cm" style:auto-text-indent="false"/>
    </style:style>
    <style:style style:name="P15" style:family="paragraph" style:parent-style-name="Normal" style:list-style-name="L15">
      <style:paragraph-properties fo:margin-left="0.508cm" fo:margin-right="0cm" fo:text-indent="0cm" style:auto-text-indent="false"/>
    </style:style>
    <style:style style:name="P16" style:family="paragraph" style:parent-style-name="Normal" style:list-style-name="L16">
      <style:paragraph-properties fo:margin-left="0.508cm" fo:margin-right="0cm" fo:text-indent="0cm" style:auto-text-indent="false"/>
    </style:style>
    <style:style style:name="P17" style:family="paragraph" style:parent-style-name="Normal" style:list-style-name="L17">
      <style:paragraph-properties fo:margin-left="0.508cm" fo:margin-right="0cm" fo:text-indent="0cm" style:auto-text-indent="false"/>
    </style:style>
    <style:style style:name="P18" style:family="paragraph" style:parent-style-name="Normal" style:list-style-name="L18">
      <style:paragraph-properties fo:margin-left="0.508cm" fo:margin-right="0cm" fo:text-indent="0cm" style:auto-text-indent="false"/>
    </style:style>
    <style:style style:name="P19" style:family="paragraph" style:parent-style-name="Normal" style:list-style-name="L19">
      <style:paragraph-properties fo:margin-left="0.508cm" fo:margin-right="0cm" fo:text-indent="0cm" style:auto-text-indent="false"/>
    </style:style>
    <style:style style:name="P20" style:family="paragraph" style:parent-style-name="Normal" style:list-style-name="L20">
      <style:paragraph-properties fo:margin-left="0.508cm" fo:margin-right="0cm" fo:text-indent="0cm" style:auto-text-indent="false"/>
    </style:style>
    <style:style style:name="P21" style:family="paragraph" style:parent-style-name="Normal" style:list-style-name="L21">
      <style:paragraph-properties fo:margin-left="0.508cm" fo:margin-right="0cm" fo:text-indent="0cm" style:auto-text-indent="false"/>
    </style:style>
    <style:style style:name="P22" style:family="paragraph" style:parent-style-name="Normal" style:list-style-name="L22">
      <style:paragraph-properties fo:margin-left="0.508cm" fo:margin-right="0cm" fo:text-indent="0cm" style:auto-text-indent="false"/>
    </style:style>
    <style:style style:name="P23" style:family="paragraph" style:parent-style-name="Normal" style:list-style-name="L23">
      <style:paragraph-properties fo:margin-left="0.508cm" fo:margin-right="0cm" fo:text-indent="0cm" style:auto-text-indent="false"/>
    </style:style>
    <style:style style:name="P24" style:family="paragraph" style:parent-style-name="Normal" style:list-style-name="L24">
      <style:paragraph-properties fo:margin-left="0.508cm" fo:margin-right="0cm" fo:text-indent="0cm" style:auto-text-indent="false"/>
    </style:style>
    <style:style style:name="P25" style:family="paragraph" style:parent-style-name="Normal" style:list-style-name="L25">
      <style:paragraph-properties fo:margin-left="0.508cm" fo:margin-right="0cm" fo:text-indent="0cm" style:auto-text-indent="false"/>
    </style:style>
    <style:style style:name="P26" style:family="paragraph" style:parent-style-name="Normal" style:list-style-name="L26">
      <style:paragraph-properties fo:margin-left="0.508cm" fo:margin-right="0cm" fo:text-indent="0cm" style:auto-text-indent="false"/>
    </style:style>
    <style:style style:name="P27" style:family="paragraph" style:parent-style-name="Normal" style:list-style-name="L27">
      <style:paragraph-properties fo:margin-left="0.508cm" fo:margin-right="0cm" fo:text-indent="0cm" style:auto-text-indent="false"/>
    </style:style>
    <style:style style:name="P28" style:family="paragraph" style:parent-style-name="Normal" style:list-style-name="L28">
      <style:paragraph-properties fo:margin-left="0.508cm" fo:margin-right="0cm" fo:text-indent="0cm" style:auto-text-indent="false"/>
    </style:style>
    <style:style style:name="P29" style:family="paragraph" style:parent-style-name="Normal" style:list-style-name="L29">
      <style:paragraph-properties fo:margin-left="0.508cm" fo:margin-right="0cm" fo:text-indent="0cm" style:auto-text-indent="false"/>
    </style:style>
    <style:style style:name="P30" style:family="paragraph" style:parent-style-name="Normal" style:list-style-name="L30">
      <style:paragraph-properties fo:margin-left="0.508cm" fo:margin-right="0cm" fo:text-indent="0cm" style:auto-text-indent="false"/>
    </style:style>
    <style:style style:name="P31" style:family="paragraph" style:parent-style-name="Normal" style:list-style-name="L23">
      <style:paragraph-properties fo:margin-left="1.778cm" fo:margin-right="0cm" fo:text-indent="0cm" style:auto-text-indent="false"/>
    </style:style>
    <style:style style:name="P32" style:family="paragraph" style:parent-style-name="Normal" style:list-style-name="L24">
      <style:paragraph-properties fo:margin-left="1.778cm" fo:margin-right="0cm" fo:text-indent="0cm" style:auto-text-indent="false"/>
    </style:style>
    <style:style style:name="T1" style:family="text">
      <style:text-properties fo:font-weight="bold"/>
    </style:style>
    <style:style style:name="T2" style:family="text">
      <style:text-properties fo:font-style="italic"/>
    </style:style>
    <style:style style:name="T3" style:family="text">
      <style:text-properties style:text-line-through-style="solid" style:text-line-through-type="single"/>
    </style:style>
    <text:list-style style:name="L1">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762cm"/>
        <style:text-properties style:font-name="FreeSerif"/>
      </text:list-level-style-bullet>
      <text:list-level-style-bullet text:level="2" text:bullet-char="•">
        <style:list-level-properties text:min-label-width="0.762cm"/>
        <style:text-properties style:font-name="FreeSerif"/>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762cm"/>
        <style:text-properties style:font-name="FreeSerif"/>
      </text:list-level-style-bullet>
      <text:list-level-style-bullet text:level="2" text:bullet-char="•">
        <style:list-level-properties text:min-label-width="0.762cm"/>
        <style:text-properties style:font-name="FreeSerif"/>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Normal"><text:span text:style-name="T1">Tarea:</text:span><text:line-break/>Contestar las preguntas que se plantean y realizar los pasos de la práctica. Como equipo servidor utilizarás una máquina virtual de Ubuntu Server. En general se harán los pasos que se solicitan y se comprobará que funcionan correctamente.<text:line-break/><text:line-break/><text:line-break/><text:span text:style-name="T1">Pasos de la práctica:</text:span><text:line-break/><text:line-break/>0. Configuración de la red/cache de paquetes y cortaguegos<text:line-break/><text:line-break/>Asignamos a la máquina virtual en la que hemos instalado Apache la IP 172.16.196.x/16 donde x es nuestro número de equipo en el aula. La tarjeta de red deberá estar configurada en modo puente.<text:line-break/><text:line-break/>Nos aseguramos de que el cache de paquetes está configurado.<text:line-break/><text:line-break/>Nos aseguramos de que el cortafuegos está habilitado y sólo se permite tráfico entrante por los puertos 22(ssh), 80(http) y 443(https), el resto del tráfico entrante debería estar bloqueado.<text:line-break/><text:line-break/>1. Instalar en una máquina virtual con Ubuntu Server y la red en modo puente el servidor apache2 y la documentación del mismo (apache2-doc).<text:line-break/><text:line-break/>$ sudo apt install apache2<text:line-break/>$ sudo apt install apache2-doc<text:line-break/><text:line-break/><text:line-break/>2. El script <text:span text:style-name="T1">apache2ctl</text:span> permite enviar señales al servidor web. Que diferencia hay entre las señales <text:span text:style-name="T1">restart</text:span> y <text:span text:style-name="T1">graceful</text:span>.<text:line-break/><text:line-break/>Reinicio con restart:<text:line-break/>Solicitar la finalización de los procesos con la señal TERM a los procesos child (hijos) y eliminar el proceso padre. Se vuelven a leer los ficheros de configuración y se abren los ficheros de log. Las estadísticas de mod_status se reinician. Se genera el proceso padre y a partir de él los nuevos procesos hijo.<text:line-break/>Reinicio con graceful:<text:line-break/>hace que se envíe una señal USR1, lo cual hace que en lugar de reiniciar todos los procesos hijos de vez, el proceso padre permite que cada uno de los child termine de servir la petición web antes de morir (victor)<text:line-break/><text:line-break/><text:line-break/>De que diferentes formas podrías reiniciar Apache<text:line-break/><text:line-break/></text:p>
      <text:list xml:id="list7413554211421872520" text:style-name="L1">
        <text:list-item>
          <text:p text:style-name="P1">$ sudo /etc/init.d/apache2 restart</text:p>
        </text:list-item>
        <text:list-item>
          <text:p text:style-name="P1">$ sudo /etc/init.d/apache2 reload</text:p>
        </text:list-item>
        <text:list-item>
          <text:p text:style-name="P1">$ sudo /etc/init.d/apache2 graceful</text:p>
        </text:list-item>
        <text:list-item>
          <text:p text:style-name="P1">$ sudo service apache2 restart</text:p>
        </text:list-item>
        <text:list-item>
          <text:p text:style-name="P1">$ sudo systemctl restart apache2</text:p>
        </text:list-item>
      </text:list>
      <text:p text:style-name="Normal"><text:soft-page-break/>3. Establecer el nombre del servidor como www.unnombre.com<text:line-break/><text:line-break/>Sudo nano /etc/apache2/sites-available/000-default.conf<text:line-break/>descomentamos: #servername www.unnombre.com<text:line-break/> Lo dejamos como <text:line-break/> <text:line-break/> ServerName www.unnombre.com<text:line-break/><text:line-break/>4.Apache nos permite utilizar diferentes módulos <text:span text:style-name="T1">multiprocesamiento</text:span> o MPM que se encargan de las funciones internas más elementales del servidor Apache como pueden ser procesar las peticiones HTTP, administrar procesos o hilos de Apache y un largo etc.<text:line-break/><text:line-break/>Podemos tener varios módulos MPM instalados, pero <text:span text:style-name="T1">solamente uno puede estar cargado</text:span> y en funcionamiento.<text:line-break/><text:line-break/>Cuál es el módulo MPM que instala Apache por defecto en Ubuntu. Ejecuta comando para averiguarlo.                                                           <text:line-break/><text:line-break/></text:p>
      <text:list xml:id="list2961163189893801319" text:style-name="L2">
        <text:list-item>
          <text:p text:style-name="P2">$ apache2ctl -V | grep MPM</text:p>
        </text:list-item>
        <text:list-item>
          <text:p text:style-name="P2"><text:line-break/></text:p>
        </text:list-item>
        <text:list-item>
          <text:p text:style-name="P2">$ sudo a2query -M</text:p>
        </text:list-item>
        <text:list-item>
          <text:p text:style-name="P2"><text:line-break/></text:p>
        </text:list-item>
      </text:list>
      <text:p text:style-name="Normal">Qué ventajas e inconvenientes tienen los diferentes módulos MPM que puede utilizar Apache (<text:span text:style-name="T1">mpm-prefork, mpm-worker, mpm-event</text:span>)<text:line-break/><text:line-break/><text:a xlink:type="simple" xlink:href="http://www.vozidea.com/diferencias-entre-apache-prefork-event-worker" text:style-name="Internet_20_link" text:visited-style-name="Visited_20_Internet_20_Link">http://www.vozidea.com/diferencias-entre-apache-prefork-event-worker</text:a><text:line-break/><text:a xlink:type="simple" xlink:href="http://soyadmin.com/2015/11/diferencias-entre-apache-event-prefork-y-worker/" text:style-name="Internet_20_link" text:visited-style-name="Visited_20_Internet_20_Link">http://soyadmin.com/2015/11/diferencias-entre-apache-event-prefork-y-worker/</text:a><text:line-break/><text:line-break/><text:span text:style-name="T1">mpm-worker</text:span>:<text:line-break/><text:line-break/>Al iniciar Apache Worker se crean varios procesos hijo y a su vez cada  proceso hijo emplea varios threads. Con esto se consigue que cada  proceso hijo pueda manejar varias peticiones simultaneas gracias a los  threads.<text:line-break/>Al manejar procesos hijos por cada proceso padre este MPM consume  muchos menos recursos (memoria RAM y CPU).<text:line-break/>Tiene menos capacidad de atender muchos clientes a la vez<text:line-break/>Si queremos servir PHP en nuestro servidor Apache no incluye un módulo capaz de utilizarlo con este módulo de  multiprocesamiento. Por lo que deberemos utilizar un software externo (php-fpm) cuya configuración es más compleja, pero su rendimiento es mucho mayor.(Fernando)<text:line-break/><text:line-break/>Ventajas: <text:line-break/>-Tiene capacidad de atender muchos clientes a la vez.<text:line-break/>-Al manejar procesos hijos por cada proceso padre este MPM consume muchos menos recursos.<text:line-break/><text:line-break/><text:soft-page-break/>Inconvenientes:<text:line-break/>-Al usar threads sólo soporta módulos de Apache que sean thread-safe.<text:line-break/>-Si por algún motivo un proceso hijo tiene que ser terminado por circunstancias anómalas, se pierden todas las conexiones que manejan los threads de ese proceso hijo cancelado, es decir, ante fallos MPM Worker se comporta peor<text:span text:style-name="T1">.</text:span><text:line-break/><text:line-break/>Comparativa de mod_php con php-fpm:                               <text:line-break/>  Ventajas (mod_php):                                             <text:line-break/>  -Ofrece velocidad y facilidad de configuración.                 <text:line-break/>  Ventajas (php-fpm):                                             <text:line-break/>  -Ofrece un mejor uso de recursos (RAM y CPU) y mayor eficacia.                                                              <text:line-break/>  Inconvenientes (mod_php):                                       <text:line-break/>  -Consume más recursos.                                          <text:line-break/>  Inconvenientes (php-fpm):                                       <text:line-break/>  -Configuración más complicada.                                  <text:line-break/>                                                                  <text:line-break/>Es un módulo MPM que pretende mejorar el rendimiento frente a MPM Prefork y de hecho lo consigue. Este módulo <text:span text:style-name="T1">usa procesos y al mismo tiempo hace uso de hijos</text:span>(Fernando)<text:line-break/><text:line-break/><text:span text:style-name="T1">mpm-event</text:span>: <text:line-break/><text:line-break/>Es una mejora de Worker, MPM Event mejora el rendimiento de Apache durante las <text:span text:style-name="T1">peticiones con Keep Alive</text:span>, que son muy comunes, tiene las mismas ventajas e inconvenientes que este, por lo que obviamente MPM Event no es compatible con mod_php, habrá que usar php-fpm.<text:line-break/><text:line-break/>Ventajas:<text:line-break/>-Mejora el rendimiento de Apache durante las peticiones con Keep Alive, que son muy comunes.<text:line-break/><text:line-break/>Inconvenientes:<text:line-break/>-Hasta hace poco era considerado como experimental, pero hoy en día es una opción estable.<text:line-break/>-No es compatible con mod_php, habrá que usar php-fpm.<text:line-break/><text:line-break/><text:span text:style-name="T1">mpm-prefork:</text:span><text:line-break/><text:line-break/>Cada petición de cliente es servida por un proceso. Cuando un proceso termina de atender a un cliente puede  atender otra petición.<text:line-break/><text:line-break/>Este MPM tiene menos capacidad de atender muchos clientes a la vez.<text:line-break/><text:line-break/>Al manejar un proceso por cada cliente este MPM <text:span text:style-name="T1">consume muchos más recursos</text:span> (memoria RAM y CPU).<text:line-break/><text:line-break/>Si queremos servir PHP en nuestro servidor Apache incluye un módulo mod_php que es capaz de utilizarlo con este módulo de multiprocesamiento.<text:line-break/><text:soft-page-break/><text:span text:style-name="T1">Es una mejora de MPM Worker</text:span> y soluciona un problema de  optimización que mostraba MPM Worker con la opción Keep Alive de Apache.  No quiero entrar en una explicación detallada sobre el problema de  optimización y confundiros con datos técnicos(Fernando)<text:line-break/>Ventajas:<text:line-break/>-Es el módulo más estable.<text:line-break/>-Crea diferentes procesos independientes para manejar las diferentes peticiones.<text:line-break/><text:line-break/>Inconvenientes:<text:line-break/>-Es el que más recursos consume.(Juan Manuel)<text:line-break/><text:line-break/><text:line-break/>5. Configurar el email del Webmaster como tunombre@nombremaquina.com<text:line-break/><text:line-break/>$ sudo nano /etc/apache2/sites-available/000-default.conf<text:line-break/><text:line-break/>ServerAdmin webmaster@localhost<text:line-break/><text:line-break/><text:line-break/>6. Configurar el servidor para que cada usuario tenga su propia pagina web en un directorio llamado <text:span text:style-name="T1">directorioweb</text:span> que se encuentra en su directorio personal. Restringir esta posibilidad al <text:span text:style-name="T1">root</text:span> del sistema.<text:line-break/><text:line-break/>Habilitamos el módulo <text:line-break/><text:line-break/></text:p>
      <text:list xml:id="list7161012786953726810" text:style-name="L3">
        <text:list-item>
          <text:p text:style-name="P3">$ sudo a2enmod userdir</text:p>
        </text:list-item>
      </text:list>
      <text:p text:style-name="Normal">Modificamos la configuración del módulo para que la carpeta del usuario en la que apache va a buscar su web sea directorioweb<text:line-break/><text:line-break/></text:p>
      <text:list xml:id="list1943862108567725333" text:style-name="L4">
        <text:list-item>
          <text:p text:style-name="P4">$ sudo nano /etc/apache2/mods-available/userdir.conf</text:p>
        </text:list-item>
      </text:list>
      <text:p text:style-name="Normal">Modificamos las líneas<text:line-break/><text:line-break/></text:p>
      <text:list xml:id="list5135593859000400071" text:style-name="L5">
        <text:list-item>
          <text:p text:style-name="P5">Userdir <text:span text:style-name="T1">public_html</text:span></text:p>
        </text:list-item>
        <text:list-item>
          <text:p text:style-name="P5">...</text:p>
        </text:list-item>
        <text:list-item>
          <text:p text:style-name="P5">&lt;Directory /home/*/<text:span text:style-name="T1">public_html</text:span>&gt;</text:p>
        </text:list-item>
        <text:list-item>
          <text:p text:style-name="P5">...</text:p>
        </text:list-item>
        <text:list-item>
          <text:p text:style-name="P5"><text:line-break/></text:p>
        </text:list-item>
      </text:list>
      <text:p text:style-name="Normal">Por:<text:line-break/><text:line-break/></text:p>
      <text:list xml:id="list1493315643280600742" text:style-name="L6">
        <text:list-item>
          <text:p text:style-name="P6">UserDir <text:span text:style-name="T1">directorioweb</text:span></text:p>
        </text:list-item>
        <text:list-item>
          <text:p text:style-name="P6">...</text:p>
        </text:list-item>
        <text:list-item>
          <text:p text:style-name="P6">&lt;Directory /home/*/<text:span text:style-name="T1">directorioweb</text:span>&gt;</text:p>
        </text:list-item>
        <text:list-item>
          <text:p text:style-name="P6">...</text:p>
        </text:list-item>
      </text:list>
      <text:p text:style-name="Normal"><text:soft-page-break/>Reiniciamos Apache para que tome la nueva configuración<text:line-break/><text:line-break/></text:p>
      <text:list xml:id="list6553813231104349529" text:style-name="L7">
        <text:list-item>
          <text:p text:style-name="P7">$ sudo systemctl restart apache2</text:p>
        </text:list-item>
        <text:list-item>
          <text:p text:style-name="P7"><text:line-break/></text:p>
        </text:list-item>
      </text:list>
      <text:p text:style-name="Normal">Creamos la carpeta directorioweb en el directorio de inicio del usuario y dentro de esta creamos un fichero HTML y le introducimos contenido. <text:line-break/></text:p>
      <text:list xml:id="list1633108839888269050" text:style-name="L8">
        <text:list-item>
          <text:p text:style-name="P8"><text:line-break/></text:p>
        </text:list-item>
        <text:list-item>
          <text:p text:style-name="P8">$ cd ~</text:p>
        </text:list-item>
        <text:list-item>
          <text:p text:style-name="P8">$ mkdir directorioweb</text:p>
        </text:list-item>
        <text:list-item>
          <text:p text:style-name="P8">$ cd directorioweb</text:p>
        </text:list-item>
        <text:list-item>
          <text:p text:style-name="P8">$ nano index.html</text:p>
        </text:list-item>
        <text:list-item>
          <text:p text:style-name="P8">ponemos algun texto de ejemplo: hola pichuelos que tal? Lorem ipsum dolor sit amet aliquam neque justo, blandit eget erat sed, luctus ultricies purus. Proin neque mauris, commodo ut scelerisque eget, molestie ut enim.</text:p>
        </text:list-item>
        <text:list-item>
          <text:p text:style-name="P8"><text:line-break/></text:p>
        </text:list-item>
      </text:list>
      <text:p text:style-name="Normal">Comprobamos accediendo a la siguiente URL (suponiendo que el usuario se llama <text:span text:style-name="T1">usuario</text:span>)<text:line-break/></text:p>
      <text:list xml:id="list8799982946453593450" text:style-name="L9">
        <text:list-item>
          <text:p text:style-name="P9"><text:line-break/></text:p>
        </text:list-item>
        <text:list-item>
          <text:p text:style-name="P9">www.unnombre.com/~<text:span text:style-name="T1">usuario</text:span>/index.html  (Manu)</text:p>
        </text:list-item>
        <text:list-item>
          <text:p text:style-name="P9"><text:line-break/></text:p>
        </text:list-item>
        <text:list-item>
          <text:p text:style-name="P9"><text:line-break/></text:p>
        </text:list-item>
      </text:list>
      <text:p text:style-name="Normal">Añadir un nuevo usuario a la maquina virtual de nombre usuario2 y crear para el mismo una web. Comprobar que puedes acceder a la misma.<text:line-break/><text:line-break/>Añadimos el nuevo usuario:<text:line-break/></text:p>
      <text:list xml:id="list6674380299834293552" text:style-name="L10">
        <text:list-item>
          <text:p text:style-name="P10">$ sudo adduser usuario2</text:p>
        </text:list-item>
      </text:list>
      <text:p text:style-name="Normal">Iniciamos sesion con el nuevo usuario:<text:line-break/></text:p>
      <text:list xml:id="list6239209910339779925" text:style-name="L11">
        <text:list-item>
          <text:p text:style-name="P11">$ su usuario2</text:p>
        </text:list-item>
      </text:list>
      <text:p text:style-name="Normal">Añadimos su pagina en la carpeta /home/usuario2/directorioweb<text:line-break/></text:p>
      <text:list xml:id="list3018077463217761012" text:style-name="L12">
        <text:list-item>
          <text:p text:style-name="P12">$ cd ~</text:p>
        </text:list-item>
        <text:list-item>
          <text:p text:style-name="P12">$ mkdir directorioweb</text:p>
        </text:list-item>
        <text:list-item>
          <text:p text:style-name="P12">$ cd directorioweb</text:p>
        </text:list-item>
        <text:list-item>
          <text:p text:style-name="P12">$ nano index.html</text:p>
        </text:list-item>
      </text:list>
      <text:p text:style-name="Normal">7. Cambiar el puerto en el que escucha por defecto el servidor web por el 8000. Comprobar y dejar como estaba anteriormente.<text:line-break/><text:line-break/><text:soft-page-break/>Editamos ambos ficheros para que escuchen por el puerto 8000:<text:line-break/><text:line-break/></text:p>
      <text:list xml:id="list4743535697745094341" text:style-name="L13">
        <text:list-item>
          <text:p text:style-name="P13">$ sudo nano /etc/apache2/ports.conf → Editar: Listen 80 → 8000</text:p>
        </text:list-item>
        <text:list-item>
          <text:p text:style-name="P13">$ sudo nano /etc/apache2/sites-enabled/000-default.conf → Editar:&lt;VirtualHost *:80&gt; → &lt;VirtualHost *:8000&gt;</text:p>
        </text:list-item>
      </text:list>
      <text:p text:style-name="Normal">Reiniciamos Apache para que aplique la nueva configuración:<text:line-break/><text:line-break/></text:p>
      <text:list xml:id="list8537845761027574841" text:style-name="L14">
        <text:list-item>
          <text:p text:style-name="P14">$ sudo service apache2 restart (Manu)</text:p>
        </text:list-item>
      </text:list>
      <text:p text:style-name="Normal">Y comprobamos con:<text:line-break/><text:line-break/></text:p>
      <text:list xml:id="list3906235993607822304" text:style-name="L15">
        <text:list-item>
          <text:p text:style-name="P15">www.unnombre.com:8000/~usuario2/</text:p>
        </text:list-item>
      </text:list>
      <text:p text:style-name="Normal">8. Cuando no se indique una página en concreto mostrara indice.html y si esta no se localiza mostrara pagina.html.<text:line-break/><text:line-break/>Configuramos el fichero por defecto del Host virtual y añadimos:<text:line-break/><text:line-break/></text:p>
      <text:list xml:id="list4802702414292946445" text:style-name="L16">
        <text:list-item>
          <text:p text:style-name="P16">$ sudo nano /etc/apache2/sites-available/000-default.conf</text:p>
        </text:list-item>
      </text:list>
      <text:list xml:id="list687893178560974587" text:style-name="L17">
        <text:list-item>
          <text:p text:style-name="P17">...</text:p>
        </text:list-item>
        <text:list-item>
          <text:p text:style-name="P17">&lt;Directory /var/www/html&gt;</text:p>
        </text:list-item>
        <text:list-item>
          <text:p text:style-name="P17">         DirectoryIndex indice.html pagina.html</text:p>
        </text:list-item>
        <text:list-item>
          <text:p text:style-name="P17">&lt;/Directory&gt;</text:p>
        </text:list-item>
        <text:list-item>
          <text:p text:style-name="P17">...</text:p>
        </text:list-item>
      </text:list>
      <text:p text:style-name="Normal">9. Restringir el acceso a nuestro servidor a una máquina en concreto.<text:line-break/>ejecutar los comandos necesarios para restringir el acceso a una maquina en concreto<text:line-break/><text:line-break/>Configuramos el fichero por defecto del Host virtual y añadimos:<text:line-break/><text:line-break/></text:p>
      <text:list xml:id="list7366208837604748573" text:style-name="L18">
        <text:list-item>
          <text:p text:style-name="P18">$ sudo nano /etc/apache2/sites-available/000-default.conf</text:p>
        </text:list-item>
        <text:list-item>
          <text:p text:style-name="P18"><text:line-break/></text:p>
        </text:list-item>
        <text:list-item>
          <text:p text:style-name="P18">...</text:p>
        </text:list-item>
        <text:list-item>
          <text:p text:style-name="P18">&lt;Directory /var/www/html&gt;</text:p>
        </text:list-item>
        <text:list-item>
          <text:p text:style-name="P18">&lt;Directory /var/www/html&gt;</text:p>
        </text:list-item>
        <text:list-item>
          <text:p text:style-name="P18">         DirectoryIndex indice.html pagina.html</text:p>
        </text:list-item>
        <text:list-item>
          <text:p text:style-name="P18">&lt;/Directory&gt;</text:p>
        </text:list-item>
        <text:list-item>
          <text:p text:style-name="P18">       DirectoryIndex indice.html pagina.html</text:p>
        </text:list-item>
        <text:list-item>
          <text:p text:style-name="P18">       Deny from *IP*</text:p>
        </text:list-item>
        <text:list-item>
          <text:p text:style-name="P18">       &lt;/Directory&gt;</text:p>
        </text:list-item>
        <text:list-item>
          <text:p text:style-name="P18">...</text:p>
        </text:list-item>
      </text:list>
      <text:p text:style-name="Normal">10. Cuando se accede a una pagina que no existe, mostraremos la pagina error.html. Inserta pasos necesarios y comprobación<text:line-break/>cd &lt;--¿?<text:line-break/></text:p>
      <text:list xml:id="list57784404373766042" text:style-name="L19">
        <text:list-item>
          <text:p text:style-name="P19"><text:soft-page-break/>Configuramos el fichero por defecto del Host virtual y añadimos:</text:p>
        </text:list-item>
      </text:list>
      <text:list xml:id="list484431780105214622" text:style-name="L20">
        <text:list-item>
          <text:p text:style-name="P20">$ sudo nano /etc/apache2/sites-available/000-default.conf</text:p>
        </text:list-item>
        <text:list-item>
          <text:p text:style-name="P20"><text:line-break/></text:p>
        </text:list-item>
        <text:list-item>
          <text:p text:style-name="P20">...</text:p>
        </text:list-item>
        <text:list-item>
          <text:p text:style-name="P20">ErrorDocument 404 /error.html</text:p>
        </text:list-item>
        <text:list-item>
          <text:p text:style-name="P20">...</text:p>
        </text:list-item>
      </text:list>
      <text:p text:style-name="Normal">11. Hospedaje virtual:<text:line-break/><text:line-break/>a) Configurar el servidor para que pueda alojar dos páginas web diferentes en el mismo servidor. Una responderá a <text:span text:style-name="T1">www.uga.net</text:span> y se encuentra en <text:span text:style-name="T2">/var/www/www.uga</text:span>.net, pagina por defecto <text:span text:style-name="T2">uga.html</text:span> y webmaster webmaster@uga.com . La otra página es <text:span text:style-name="T1">www.orzola.com</text:span>, directorio <text:span text:style-name="T2">/var/www/www.orzola</text:span>.com, pagina por defecto <text:span text:style-name="T2">orzola.html</text:span> y webmaster webmaster@orzola.com.<text:line-break/><text:line-break/></text:p>
      <text:list xml:id="list3629320027785206477" text:style-name="L21">
        <text:list-item>
          <text:p text:style-name="P21"><text:line-break/></text:p>
        </text:list-item>
      </text:list>
      <text:p text:style-name="Normal">b) Configurar el servidor para que los dos sitios anteriores escuchen cada uno en un puerto distinto (80 <text:span text:style-name="T1">www.uga.net</text:span> y 8000 <text:span text:style-name="T1">www.orzola.com</text:span>)<text:line-break/><text:line-break/>Configuramos el fichero “/etc/apache2/ports.conf” y añadimos:<text:line-break/></text:p>
      <text:list xml:id="list8647316618995800077" text:style-name="L22">
        <text:list-item>
          <text:p text:style-name="P22"><text:line-break/></text:p>
        </text:list-item>
        <text:list-item>
          <text:p text:style-name="P22">...</text:p>
        </text:list-item>
        <text:list-item>
          <text:p text:style-name="P22">Listen 8000</text:p>
        </text:list-item>
        <text:list-item>
          <text:p text:style-name="P22">...</text:p>
        </text:list-item>
      </text:list>
      <text:p text:style-name="Normal">Configuramos los ficheros “/etc/apache2/sites-available/uga.conf” y “ <text:line-break/>/etc/apache2/sites-available/orzola.conf”<text:line-break/><text:line-break/>Los dejamos tal que así:<text:line-break/></text:p>
      <text:list xml:id="list2056151306937533669" text:style-name="L23">
        <text:list-item>
          <text:p text:style-name="P23">&lt;VirtualHost *:80&gt;</text:p>
          <text:list>
            <text:list-item>
              <text:p text:style-name="P31">ServerAdmin webmaster@uga.com</text:p>
            </text:list-item>
            <text:list-item>
              <text:p text:style-name="P31">ServerName uga.com</text:p>
            </text:list-item>
            <text:list-item>
              <text:p text:style-name="P31">ServerAlias www.uga.com</text:p>
            </text:list-item>
            <text:list-item>
              <text:p text:style-name="P31">DocumentRoot /var/www/uga</text:p>
            </text:list-item>
            <text:list-item>
              <text:p text:style-name="P31">ErrorLog ${APACHE_LOG_DIR}/error.log</text:p>
            </text:list-item>
            <text:list-item>
              <text:p text:style-name="P31">CustomLog ${APACHE_LOG_DIR}/access.log combined</text:p>
            </text:list-item>
          </text:list>
        </text:list-item>
        <text:list-item>
          <text:p text:style-name="P23">&lt;/VirtualHost&gt;</text:p>
        </text:list-item>
      </text:list>
      <text:p text:style-name="Normal">y…<text:line-break/><text:line-break/></text:p>
      <text:list xml:id="list1407340522790850169" text:style-name="L24">
        <text:list-item>
          <text:p text:style-name="P24">&lt;VirtualHost *:8000&gt;</text:p>
          <text:list>
            <text:list-item>
              <text:p text:style-name="P32">ServerAdmin webmaster@orzola.com</text:p>
            </text:list-item>
            <text:list-item>
              <text:p text:style-name="P32">ServerName orzola.com</text:p>
            </text:list-item>
            <text:list-item>
              <text:p text:style-name="P32">ServerAlias www.orzola.com</text:p>
            </text:list-item>
            <text:list-item>
              <text:p text:style-name="P32"><text:soft-page-break/>DocumentRoot /var/www/orzola</text:p>
            </text:list-item>
            <text:list-item>
              <text:p text:style-name="P32">ErrorLog ${APACHE_LOG_DIR}/error.log</text:p>
            </text:list-item>
            <text:list-item>
              <text:p text:style-name="P32">CustomLog ${APACHE_LOG_DIR}/access.log combined</text:p>
            </text:list-item>
          </text:list>
        </text:list-item>
        <text:list-item>
          <text:p text:style-name="P24">&lt;/VirtualHost&gt;</text:p>
        </text:list-item>
      </text:list>
      <text:p text:style-name="Normal">Reiniciamos el servicio:<text:line-break/><text:line-break/></text:p>
      <text:list xml:id="list6843821195693484378" text:style-name="L25">
        <text:list-item>
          <text:p text:style-name="P25">$ sudo service apache2 restart</text:p>
        </text:list-item>
      </text:list>
      <text:p text:style-name="Normal">12. Comprobar, mediante <text:span text:style-name="T1">tail -f</text:span>,  los accesos en tiempo real al servidor.<text:line-break/><text:line-break/>Revisar los accesos en tiempo real<text:line-break/><text:line-break/></text:p>
      <text:list xml:id="list7213199486740482700" text:style-name="L26">
        <text:list-item>
          <text:p text:style-name="P26">$ tail -f /var/log/apache2/access.log (danielb)</text:p>
        </text:list-item>
      </text:list>
      <text:p text:style-name="Normal">13. Comprobar el fichero donde se lleva el registro de los errores producidos en e servidor.<text:line-break/><text:line-break/>Revisar los errores en tiempo real<text:line-break/></text:p>
      <text:list xml:id="list101800388117980284" text:style-name="L27">
        <text:list-item>
          <text:p text:style-name="P27">$ tail -f /var/log/apache2/error.log (danielb)</text:p>
        </text:list-item>
      </text:list>
      <text:p text:style-name="Normal">----------------------------------------------------------- UT4 A4 ----------------------------------------------------------------<text:line-break/><text:line-break/><text:line-break/>1. Explica. Qué dos formas de<text:span text:style-name="T1"> autenticación</text:span> permite Apache y en que se diferencian.<text:line-break/><text:line-break/>2. Crea el host  virtual <text:span text:style-name="T1">www.teguise.org</text:span>, configúralo de forma que sólo pueda acceder al mismo un usuario de nombre user1 mediante <text:span text:style-name="T1">autenticación básica</text:span>.<text:line-break/>Tutorial: <text:a xlink:type="simple" xlink:href="http://www.server-world.info/en/note?os=Ubuntu_14.04%26p=httpd%26f=9" text:style-name="Internet_20_link" text:visited-style-name="Visited_20_Internet_20_Link">http://www.server-world.info/en/note?os=Ubuntu_14.04&amp;p=httpd&amp;f=9</text:a><text:line-break/><text:line-break/><text:line-break/></text:p>
      <text:list xml:id="list6564782087778263095" text:style-name="L28">
        <text:list-item>
          <text:p text:style-name="P28"><text:line-break/></text:p>
        </text:list-item>
      </text:list>
      <text:p text:style-name="Normal">3. Crea el host virtual <text:span text:style-name="T1">www.yaiza.com</text:span> y configúralo de forma que sólo pueda acceder al mismo el usuario de nombre yaiza mediante el modo de <text:span text:style-name="T1">autenticación digest</text:span>.<text:line-break/>creamos el sitio www.yaiza.com<text:line-break/><text:line-break/></text:p>
      <text:list xml:id="list4161096742554757472" text:style-name="L29">
        <text:list-item>
          <text:p text:style-name="P29"><text:line-break/></text:p>
        </text:list-item>
      </text:list>
      <text:p text:style-name="Normal">4. Crea el host virtual <text:span text:style-name="T1">www.soo.net</text:span> y configúralo de forma que sólo pueda acceder al mismo los usuarios pertenecientes al <text:span text:style-name="T1">grupo soo</text:span> mediante el modo de <text:span text:style-name="T1">autenticación básica</text:span>.<text:line-break/><text:line-break/><text:line-break/></text:p>
      <text:list xml:id="list2752204992065457188" text:style-name="L30">
        <text:list-item>
          <text:p text:style-name="P30"><text:line-break/></text:p>
        </text:list-item>
        <text:list-item>
          <text:p text:style-name="P30"><text:soft-page-break/><text:line-break/></text:p>
        </text:list-item>
        <text:list-item>
          <text:p text:style-name="P30"><text:line-break/></text:p>
        </text:list-item>
      </text:list>
      <text:p text:style-name="Normal">----------------------------------------------------------<text:line-break/>---------------------------------------------------------- Examen <text:line-break/><text:line-break/>Lanzarote<text:line-break/>/etc/apache2/ports.conf<text:line-break/><text:line-break/>   Listen 80<text:line-break/>   Listen 8080<text:line-break/><text:line-break/>&lt;VirtualHost *:80 *:8080&gt;<text:line-break/>    ServerName www.lanzarote.net<text:line-break/>    ServerAlias lanzarote.net<text:line-break/>    ServerAdmin webmaster@localhost<text:line-break/>    DocumentRoot /var/www/www.lanzarote.net<text:line-break/>    &lt;Directory /var/www/www.lanzarote.net&gt;<text:line-break/>        DirectoryIndex lanzarote.html<text:line-break/>        Options -Indexes<text:line-break/>    &lt;/Directory&gt;<text:line-break/>    ErrorLog ${APACHE_LOG_DIR}/error.log<text:line-break/>    CustomLog ${APACHE_LOG_DIR}/access.log combined<text:line-break/>&lt;/VirtualHost&gt;<text:line-break/><text:line-break/>Equipo cliente<text:line-break/>/etc/hosts<text:line-break/><text:line-break/>172.16.198.x   www.lanzarote.net lanzarote.net<text:line-break/><text:line-break/>sudo a2ensite www.lanzarote.net.conf<text:line-break/>sudo service apache2 restart<text:line-break/><text:line-break/><text:line-break/>Tinajo<text:line-break/><text:line-break/>&lt;VirtualHost *:80&gt;<text:line-break/>    ServerName www.tinajo.com<text:line-break/>    ServerAdmin webmaster@localhost<text:line-break/>    DocumentRoot /var/www/www.tinajo.com<text:line-break/>    &lt;Directory /var/www/www.tinajo.com&gt;<text:line-break/>        DirectoryIndex index.html index.php<text:line-break/>        # AllowOverride Authconfig<text:line-break/>    &lt;/Directory&gt;<text:line-break/>    &lt;Directory /var/www/www.tinajo.com/dashboard&gt;<text:line-break/>        AuthType Basic<text:line-break/>        AuthName Privado<text:line-break/>        AuthUserFile /etc/apache2/.authbasic_tinajo<text:line-break/><text:soft-page-break/>        Require user usuario1<text:line-break/><text:span text:style-name="T3">        Require valid user</text:span><text:line-break/>    &lt;/Directory&gt;<text:line-break/>    ErrorLog ${APACHE_LOG_DIR}/error.log<text:line-break/>    CustomLog ${APACHE_LOG_DIR}/access.log combined<text:line-break/>&lt;/VirtualHost&gt;<text:line-break/><text:line-break/>sudo apt install apache2-utils<text:line-break/>sudo htpasswd -c /etc/apache2/.authbasic_tinajo usuario1<text:line-break/>sudo htpasswd /etc/apache2/.authbasic_tinajo usuario2<text:line-break/><text:line-break/><text:span text:style-name="T3">sudo nano /var/www/wwww.tinajo.com/dashboard/.htaccess</text:span><text:line-break/><text:span text:style-name="T3">AuthType Basic</text:span><text:line-break/><text:span text:style-name="T3">AuthName Privado</text:span><text:line-break/><text:span text:style-name="T3">AuthUserFile /etc/apache2/accounts/tinajo/usuarios</text:span><text:line-break/><text:span text:style-name="T3">Require user usuario1</text:span><text:line-break/><text:line-break/>Playablanca<text:line-break/><text:line-break/>&lt;VirtualHost *:80&gt;<text:line-break/>    ServerName www.playablanca.com<text:line-break/>    ServerAdmin webmaster@localhost<text:line-break/>    DocumentRoot /var/www/www.playablanca.com<text:line-break/>    ErrorDocument 404 /errors/mipagina404.html<text:line-break/>    &lt;Directory /var/www/www.playablanca.com&gt;<text:line-break/>        <text:line-break/>        DirectoryIndex index.html index.php<text:line-break/>        # AllowOverride All<text:line-break/>    &lt;/Directory&gt;<text:line-break/>    &lt;Directory /var/www/www.playablanca.com/papagayo&gt;<text:line-break/>        AuthType Basic<text:line-break/>        AuthName Privado<text:line-break/>        AuthUserFile /etc/apache2/.authbasic_playablanca<text:line-break/>        AuthGroupFile /etc/apache2/.groups_playablanca<text:line-break/>        Require group grupo1 #jens y anthony<text:line-break/>    &lt;/Directory&gt;<text:line-break/>    ErrorLog ${APACHE_LOG_DIR}/error.log<text:line-break/>    CustomLog ${APACHE_LOG_DIR}/access.log combined<text:line-break/>&lt;/VirtualHost&gt;<text:line-break/><text:line-break/>sudo a2enmod authz_groupfile<text:line-break/>sudo htpasswd -c /etc/apache2/.authbasic_playablanca jens<text:line-break/>sudo htpasswd /etc/apache2/.authbasic_playablanca anthony<text:line-break/>sudo htpasswd /etc/apache2/.authbasic_playablanca pepe<text:line-break/>sudo htpasswd /etc/apache2/.authbasic_playablanca antonio<text:line-break/><text:line-break/>sudo nano /etc/apache2/.groups_playablanca<text:line-break/>    grupo1:jens anthony<text:line-break/>    grupo2:pepe antonio<text:line-break/><text:soft-page-break/><text:line-break/>Tinajo (Con autenticación tipo Digest)<text:line-break/>sudo nano /etc/apache2/sites-available/www.tinajo.com.conf<text:line-break/>&lt;VirtualHost *:80&gt;<text:line-break/>    ServerName www.tinajo.com<text:line-break/>    ServerAdmin webmaster@localhost<text:line-break/>    DocumentRoot /var/www/www.tinajo.com<text:line-break/>    &lt;Directory /var/www/www.tinajo.com&gt;<text:line-break/>        DirectoryIndex index.html index.php<text:line-break/>        # AllowOverride Authconfig<text:line-break/>    &lt;/Directory&gt;<text:line-break/>    &lt;Directory /var/www/www.tinajo.com/dashboard&gt;<text:line-break/>        AuthType Digest<text:line-break/>        AuthName tinajo<text:line-break/>        AuthUserFile /etc/apache2/.authdigest_tinajo<text:line-break/>        Require user usuario1<text:line-break/>    &lt;/Directory&gt;<text:line-break/>    ErrorLog ${APACHE_LOG_DIR}/error.log<text:line-break/>    CustomLog ${APACHE_LOG_DIR}/access.log combined<text:line-break/>&lt;/VirtualHost&gt;<text:line-break/><text:line-break/>sudo apt install apache2-utils<text:line-break/>sudo htdigest -c /etc/apache2/.authdigest_tinajo tinajo usuario1<text:line-break/>sudo htdigest /etc/apache2/.authdigest_tinajo tinajo usuario2<text:line-break/>sudo a2enmod auth_digest<text:line-break/><text:line-break/>sudo service apache2 restart<text:line-break/><text:line-break/>Para comprobar errores<text:line-break/>journalctl -xe <text:line-break/>tail -f /var/log/apache2/error.log<text:line-break/><text:line-break/><text:line-break/><text:line-break/><text:line-break/></text:p>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loext:graphic-properties draw:fill="none" draw:fill-color="#729fcf"/>
      <style:paragraph-properties fo:margin-left="0cm" fo:margin-right="0cm" fo:margin-top="0cm" fo:margin-bottom="0cm" loext:contextual-spacing="false" fo:line-height="100%" fo:text-align="start" style:justify-single-word="false" fo:widows="2" fo:text-indent="0cm" style:auto-text-indent="false" fo:background-color="transparent"/>
      <style:text-properties fo:color="#000000" style:font-name="Liberation Serif1" fo:font-family="'Liberation Serif'" fo:font-size="12pt" fo:font-weight="normal" fo:background-color="transparen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799cm" fo:margin-bottom="2.799cm" fo:margin-left="2.799cm" fo:margin-right="2.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document-statistic meta:table-count="0" meta:image-count="0" meta:object-count="0" meta:page-count="11" meta:paragraph-count="124" meta:word-count="1991" meta:character-count="15955" meta:non-whitespace-character-count="13119"/>
  </office:meta>
</office:document-meta>
</file>